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upport vector machines (SVMs) are a set of supervised learning methods used for classification, regression and outliers detec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s text:c="8"/>Effective in high dimensional spaces.</text:p>
              </text:list-item>
              <text:list-item>
                <text:p><text:s text:c="8"/>Still effective in cases where number of dimensions is greater than the number of samples.</text:p>
              </text:list-item>
              <text:list-item>
                <text:p><text:s text:c="8"/>Uses a subset of training points in the decision function (called support vectors), so it is also memory efficient.</text:p>
              </text:list-item>
              <text:list-item>
                <text:p><text:s text:c="8"/>Versatile: different Kernel functions can be specified for the decision function. Common kernels are provided, but it is also possible to specify custom kernel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the number of features is much greater than the number of samples, the method is likely to give poor performances.</text:p>
              </text:list-item>
              <text:list-item>
                <text:p>SVMs do not directly provide probability estimates, these are calculated using an expensive five-fold cross-validation (see Scores and probabilities, below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VM is used for text classification tasks such as category assignment, detecting spam and sentiment analysis. It is also commonly used for image recognition challenges, performing particularly well in aspect-based recognition and color-based classification. SVM also plays a vital role in many areas of handwritten digit recognition, such as postal automation ser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9:05:34.342698960</meta:creation-date>
    <dc:date>2017-05-18T21:24:04.811267889</dc:date>
    <meta:editing-duration>PT2H3M2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